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b18d"/>
    </style:style>
    <style:style style:name="T1" style:family="text">
      <style:text-properties officeooo:rsid="0011b1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**Оригинал** | **Перевод** <text:s/></text:p>
      <text:p text:style-name="Standard">---|--- <text:s/></text:p>
      <text:p text:style-name="Standard">**Описание** | **Описание** <text:s/></text:p>
      <text:p text:style-name="Standard">23LCV512 / 23LCV1024 Serial SRAM | 23LCV512 / 23LCV1024 Последовательное SRAM <text:s/></text:p>
      <text:p text:style-name="P1">Microchip 23LCV512 and 23LCV1024 are 512Kb and 1Mb Serial SRAM devices accessed via a simple SPI compatible serial bus. | </text:p>
      <text:p text:style-name="P1">Микросхемы 23LCV512 и 23LCV1024 от Microchip — это последовательные SRAM-устройства объёмом 512 Кбит и 1 Мбит, доступ к которым осуществляется через простой последовательный интерфейс, совместимый с SPI. <text:s/></text:p>
      <text:p text:style-name="P1">--------------------------------------------------------------------------------------</text:p>
      <text:p text:style-name="P1">These Microchip SRAM devices support unlimited reads and writes to the memory array and support data backup via external battery/coin cell connected to VBAT. | </text:p>
      <text:p text:style-name="P1">Эти SRAM-устройства Microchip поддерживают неограниченное количество операций чтения и записи в массив памяти, а также резервное копирование данных через внешний аккумулятор/таблеточный элемент, подключенный к выводу VBAT. <text:s/></text:p>
      <text:p text:style-name="P1">----------------------------------------------------------------------------------------</text:p>
      <text:p text:style-name="P1">The bus signals required are a clock input plus separate data in and data out lines. | </text:p>
      <text:p text:style-name="P1">Для работы шины требуются сигналы тактового входа, а также отдельные линии ввода и вывода данных. <text:s/></text:p>
      <text:p text:style-name="P1">--------------------------------------------</text:p>
      <text:p text:style-name="P1">Access to the device is controlled through a Chip Select input. | </text:p>
      <text:p text:style-name="P1">Доступ к устройству управляется через вход выбора микросхемы (Chip Select). <text:s/></text:p>
      <text:p text:style-name="P1">---------------------------------------------------------------</text:p>
      <text:p text:style-name="P1">Additionally, SDI (Serial Dual Interface) is supported if an application needs faster data rates. | </text:p>
      <text:p text:style-name="P1"/>
      <text:p text:style-name="P1">Кроме того, поддерживается интерфейс SDI (последовательный двухпроводный интерфейс), если приложению требуются более высокие скорости передачи данных. <text:s/></text:p>
      <text:p text:style-name="P1">----------------------------------------------------------------------</text:p>
      <text:p text:style-name="Standard"/>
      <text:p text:style-name="Standard">**Технические параметры** | **Технические характеристики** <text:s/></text:p>
      <text:p text:style-name="Standard">---|--- <text:s/></text:p>
      <text:p text:style-name="Standard">Address Bus Width | <text:s text:c="34"/>Разрядность шины адреса <text:s/></text:p>
      <text:p text:style-name="Standard">24bit | <text:s text:c="55"/>24 бита <text:s/></text:p>
      <text:p text:style-name="Standard">Clock Frequency | <text:s text:c="36"/>Частота тактирования <text:s/></text:p>
      <text:p text:style-name="Standard">20MHz | <text:s text:c="50"/>20 МГц <text:s/></text:p>
      <text:p text:style-name="Standard">Low Power | <text:s text:c="43"/>Низкое энергопотребление <text:s/></text:p>
      <text:p text:style-name="Standard">Yes | <text:s text:c="56"/>Да <text:s/></text:p>
      <text:p text:style-name="Standard">Maximum Operating Supply Voltage | <text:s text:c="9"/>Максимальное рабочее напряжение питания <text:s/></text:p>
      <text:p text:style-name="Standard">5.5 V | <text:s text:c="58"/>5.5 В <text:s/></text:p>
      <text:p text:style-name="Standard">Maximum Operating Temperature | <text:s text:c="18"/>Максимальная рабочая температура <text:s/></text:p>
      <text:p text:style-name="Standard">+85 °C | <text:s text:c="57"/>+85 °C <text:s/></text:p>
      <text:p text:style-name="Standard">Maximum Random Access Time | <text:s text:c="21"/>Максимальное время случайного доступа <text:s/></text:p>
      <text:p text:style-name="Standard">5ns | <text:s text:c="67"/>5 <text:s/>нс <text:s/></text:p>
      <text:p text:style-name="Standard">Memory Size | <text:s text:c="47"/>Объём памяти <text:s/></text:p>
      <text:p text:style-name="Standard">1Mbit | <text:s text:c="61"/>1 Мбит <text:s/></text:p>
      <text:p text:style-name="Standard">Minimum Operating Supply Voltage | <text:s text:c="10"/>Минимальное рабочее напряжение питания <text:s/></text:p>
      <text:p text:style-name="Standard">2.5 V | <text:s text:c="61"/>2.5 В <text:s/></text:p>
      <text:p text:style-name="Standard">Minimum Operating Temperature | <text:s text:c="17"/>Минимальная рабочая температура <text:s/></text:p>
      <text:p text:style-name="Standard">-40 °C | <text:s text:c="65"/>-40 °C <text:s/></text:p>
      <text:p text:style-name="Standard">Mounting Type | <text:s text:c="52"/>Тип монтажа <text:s/></text:p>
      <text:p text:style-name="Standard"><text:soft-page-break/>Surface Mount <text:s text:c="62"/>| Поверхностный монтаж <text:s/></text:p>
      <text:p text:style-name="Standard">Number of Bits per Word | <text:s text:c="44"/>Количество бит на слово <text:s/></text:p>
      <text:p text:style-name="Standard">8bit | <text:s text:c="78"/>8 бит <text:s/></text:p>
      <text:p text:style-name="Standard">Number of Words | <text:s text:c="56"/>Количество слов <text:s/></text:p>
      <text:p text:style-name="Standard">128k | <text:s text:c="78"/>128 тыс. <text:s/></text:p>
      <text:p text:style-name="Standard">Organisation | <text:s text:c="63"/>Организация памяти <text:s/></text:p>
      <text:p text:style-name="Standard">128k x 8 bit | <text:s text:c="61"/><text:span text:style-name="T1">1</text:span>28 тыс. × 8 бит <text:s/></text:p>
      <text:p text:style-name="Standard">Package Type | <text:s text:c="66"/>Тип корпуса <text:s/></text:p>
      <text:p text:style-name="Standard">TSSOP | <text:s text:c="80"/>TSSOP <text:s/></text:p>
      <text:p text:style-name="Standard">Pin Count | <text:s text:c="74"/>Количество выводов <text:s/></text:p>
      <text:p text:style-name="Standard">8 | <text:s text:c="90"/>8 <text:s/></text:p>
      <text:p text:style-name="Standard">Timing Type | <text:s text:c="71"/>Тип синхронизации <text:s/></text:p>
      <text:p text:style-name="Standard">Synchronous | <text:s text:c="67"/>Синхронный <text:s/></text:p>
      <text:p text:style-name="Standard">Width | <text:s text:c="80"/>Ширина <text:s/></text:p>
      <text:p text:style-name="Standard">4.5mm | <text:s text:c="78"/>4.5 мм <text:s/></text:p>
      <text:p text:style-name="Standard">Access Time: | <text:s text:c="66"/>Время доступа: <text:s/></text:p>
      <text:p text:style-name="Standard">25 ns | <text:s text:c="78"/>25 нс <text:s/></text:p>
      <text:p text:style-name="Standard">Brand: | <text:s text:c="74"/>Производитель: <text:s/></text:p>
      <text:p text:style-name="Standard">Microchip Technology | <text:s text:c="48"/>Microchip Technology <text:s/></text:p>
      <text:p text:style-name="Standard">Factory Pack Quantity: | <text:s text:c="48"/>Количество в заводской упаковке: <text:s/></text:p>
      <text:p text:style-name="Standard">100 | <text:s text:c="85"/>100 <text:s/></text:p>
      <text:p text:style-name="Standard">Interface Type: | <text:s text:c="64"/>Тип интерфейса: <text:s/></text:p>
      <text:p text:style-name="Standard">SDI, SPI | <text:s text:c="77"/>SDI, SPI <text:s/></text:p>
      <text:p text:style-name="Standard">Manufacturer: | <text:s text:c="64"/>Производитель: <text:s/></text:p>
      <text:p text:style-name="Standard">Microchip | <text:s text:c="71"/>Microchip <text:s/></text:p>
      <text:p text:style-name="Standard">Maximum Clock Frequency: | <text:s text:c="41"/>Максимальная тактовая частота: <text:s/></text:p>
      <text:p text:style-name="Standard">20 MHz | <text:s text:c="76"/>20 МГц <text:s/></text:p>
      <text:p text:style-name="Standard">Memory Type: | <text:s text:c="62"/>Тип памяти: <text:s/></text:p>
      <text:p text:style-name="Standard">SDR | <text:s text:c="85"/>SDR <text:s/></text:p>
      <text:p text:style-name="Standard">Mounting Style: | <text:s text:c="63"/>Стиль монтажа: <text:s/></text:p>
      <text:p text:style-name="Standard">SMD/SMT | <text:s text:c="68"/>SMD/SMT <text:s/></text:p>
      <text:p text:style-name="Standard">Operating Temperature Range | <text:s text:c="39"/>Рабочий температурный диапазон <text:s/></text:p>
      <text:p text:style-name="Standard">-40 C to +85 C | <text:s text:c="69"/>-40 °C до +85 °C <text:s/></text:p>
      <text:p text:style-name="Standard">Organization | <text:s text:c="63"/>Организация памяти <text:s/></text:p>
      <text:p text:style-name="Standard">128 k x 8 | <text:s text:c="73"/>128 тыс. × 8 <text:s/></text:p>
      <text:p text:style-name="Standard">Package / Case | <text:s text:c="65"/>Корпус <text:s/></text:p>
      <text:p text:style-name="Standard">TSSOP-8 | <text:s text:c="78"/>TSSOP-8 <text:s/></text:p>
      <text:p text:style-name="Standard">Packaging | <text:s text:c="76"/>Упаковка <text:s/></text:p>
      <text:p text:style-name="Standard">Tube / Bulk | <text:s text:c="69"/>Туба / Оптовая <text:s/></text:p>
      <text:p text:style-name="Standard">Product Category | <text:s text:c="60"/>Категория продукта <text:s/></text:p>
      <text:p text:style-name="Standard">SRAM | <text:s text:c="82"/>SRAM <text:s/></text:p>
      <text:p text:style-name="Standard">Series: | <text:s text:c="87"/>Серия: <text:s/></text:p>
      <text:p text:style-name="Standard">23LCV1024 | <text:s text:c="71"/>23LCV1024 <text:s/></text:p>
      <text:p text:style-name="Standard">Subcategory | <text:s text:c="68"/>Подкатегория <text:s/></text:p>
      <text:p text:style-name="Standard">Memory &amp; Data Storage | <text:s text:c="48"/>Память и хранение данных <text:s/></text:p>
      <text:p text:style-name="Standard">Supply Current - Max: | <text:s text:c="39"/>Максимальный ток потребления: <text:s/></text:p>
      <text:p text:style-name="Standard">10 mA | <text:s text:c="88"/>10 мА <text:s/></text:p>
      <text:p text:style-name="Standard">Supply Voltage - Max: | <text:s text:c="42"/>Максимальное напряжение питания: <text:s/></text:p>
      <text:p text:style-name="Standard">5.5 V | <text:s text:c="85"/>5.5 В <text:s/></text:p>
      <text:p text:style-name="Standard">Supply Voltage - Min: | <text:s text:c="38"/>Минимальное напряжение питания: <text:s/></text:p>
      <text:p text:style-name="Standard">2.5 V | <text:s text:c="88"/>2.5 В <text:s/></text:p>
      <text:p text:style-name="Standard">Type: | <text:s text:c="93"/>Тип: <text:s/></text:p>
      <text:p text:style-name="Standard"><text:soft-page-break/>Synchronous | <text:s text:c="70"/>Синхронный <text:s/></text:p>
      <text:p text:style-name="Standard">Unit Weight | <text:s text:c="71"/>Вес единицы: <text:s/></text:p>
      <text:p text:style-name="Standard">0.005573 oz | <text:s text:c="72"/>0.005573 унц. <text:s/></text:p>
      <text:p text:style-name="Standard">Supply Voltage (Vcc) | <text:s text:c="49"/>Напряжение питания (Vcc) <text:s/></text:p>
      <text:p text:style-name="Standard">2.5V~5.5V | <text:s text:c="74"/>2.5В~5.5В <text:s/></text:p>
      <text:p text:style-name="Standard"/>
      <text:p text:style-name="Standard">Примечание: Параметры "Packaging" и "Factory Pack Quantity" могут варьироваться (указаны варианты "Tube" и "Bulk"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06T19:43:48.043793281</meta:creation-date>
    <dc:date>2025-03-06T19:56:09.207810566</dc:date>
    <meta:editing-duration>PT2M10S</meta:editing-duration>
    <meta:editing-cycles>1</meta:editing-cycles>
    <meta:document-statistic meta:table-count="0" meta:image-count="0" meta:object-count="0" meta:page-count="3" meta:paragraph-count="98" meta:word-count="621" meta:character-count="9000" meta:non-whitespace-character-count="3606"/>
    <meta:generator>LibreOffice/6.0.7.3$Linux_x86 LibreOffice_project/00m0$Build-3</meta:generator>
  </office:meta>
</office:document-meta>
</file>